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66c" officeooo:paragraph-rsid="0006a66c"/>
    </style:style>
    <style:style style:name="P2" style:family="paragraph" style:parent-style-name="Standard">
      <style:text-properties officeooo:rsid="00077e85" officeooo:paragraph-rsid="00077e85"/>
    </style:style>
    <style:style style:name="P3" style:family="paragraph" style:parent-style-name="Standard">
      <style:text-properties officeooo:rsid="0007d1a5" officeooo:paragraph-rsid="0007d1a5"/>
    </style:style>
    <style:style style:name="T1" style:family="text">
      <style:text-properties officeooo:rsid="00074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віт . Це мій тестовий файл . <text:span text:style-name="T1">Роблю зміни.</text:span></text:p>
      <text:p text:style-name="P1"/>
      <text:p text:style-name="P2">1 зміна</text:p>
      <text:p text:style-name="P3">2 змін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22:11:00.620264803</meta:creation-date>
    <dc:date>2016-11-04T22:51:10.456772014</dc:date>
    <meta:editing-duration>PT3M5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3" meta:word-count="13" meta:character-count="58" meta:non-whitespace-character-count="48"/>
  </office:meta>
</office:document-meta>
</file>